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float" office:value="1" calcext:value-type="float">
            <text:p>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/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/>
          <table:table-cell office:value-type="string" calcext:value-type="string">
            <text:p>stock.xchng</text:p>
          </table:table-cell>
          <table:table-cell/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/>
          <table:table-cell office:value-type="string" calcext:value-type="string">
            <text:p>pixelio</text:p>
          </table:table-cell>
          <table:table-cell/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4">
          <table:table-cell table:number-columns-repeated="7"/>
          <table:table-cell table:style-name="ce4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>
          <table:table-cell/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5">
          <table:table-cell/>
          <table:table-cell table:style-name="ce3"/>
          <table:table-cell table:number-columns-repeated="1022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37">
          <table:table-cell table:number-columns-repeated="1024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2T16:58:05.997769252</dc:date>
    <meta:editing-duration>P3DT4H49M18S</meta:editing-duration>
    <meta:generator>LibreOffice/4.1.3.2$Linux_X86_64 LibreOffice_project/410m0$Build-2</meta:generator>
    <meta:editing-cycles>125</meta:editing-cycles>
    <meta:document-statistic meta:table-count="2" meta:cell-count="55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